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dist</text:p>
          </table:table-cell>
          <table:table-cell office:value-type="string">
            <text:p>angle</text:p>
          </table:table-cell>
          <table:table-cell/>
          <table:table-cell office:value-type="string">
            <text:p>Dist-average</text:p>
          </table:table-cell>
          <table:table-cell table:number-columns-repeated="2"/>
          <table:table-cell office:value-type="string">
            <text:p>Angle-averag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10.04551">
            <text:p>110.04551</text:p>
          </table:table-cell>
          <table:table-cell office:value-type="float" office:value="174.239273198806">
            <text:p>174.2392731988</text:p>
          </table:table-cell>
          <table:table-cell/>
          <table:table-cell table:formula="of:=[.B3]-[.$B$23]" office:value-type="float" office:value="5.78525188235294">
            <text:p>5.7852518824</text:p>
          </table:table-cell>
          <table:table-cell table:formula="of:=[.E3]^2" office:value-type="float" office:value="33.4691393422682">
            <text:p>33.4691393423</text:p>
          </table:table-cell>
          <table:table-cell/>
          <table:table-cell table:formula="of:=[.C3]-[.$C$23]" office:value-type="float" office:value="0.00978243799482925">
            <text:p>0.009782438</text:p>
          </table:table-cell>
          <table:table-cell table:formula="of:=[.H3]^2" office:value-type="float" office:value="0.0000956960931226789">
            <text:p>9.56960931226789E-005</text:p>
          </table:table-cell>
        </table:table-row>
        <table:table-row table:style-name="ro1">
          <table:table-cell/>
          <table:table-cell office:value-type="float" office:value="123.47141">
            <text:p>123.47141</text:p>
          </table:table-cell>
          <table:table-cell office:value-type="float" office:value="159.54645712422">
            <text:p>159.5464571242</text:p>
          </table:table-cell>
          <table:table-cell/>
          <table:table-cell table:formula="of:=[.B4]-[.$B$23]" office:value-type="float" office:value="19.211151882353">
            <text:p>19.2111518824</text:p>
          </table:table-cell>
          <table:table-cell table:formula="of:=[.E4]^2" office:value-type="float" office:value="369.068356646833">
            <text:p>369.0683566468</text:p>
          </table:table-cell>
          <table:table-cell/>
          <table:table-cell table:formula="of:=[.C4]-[.$C$23]" office:value-type="float" office:value="-14.6830336365915">
            <text:p>-14.6830336366</text:p>
          </table:table-cell>
          <table:table-cell table:formula="of:=[.H4]^2" office:value-type="float" office:value="215.591476773276">
            <text:p>215.5914767733</text:p>
          </table:table-cell>
        </table:table-row>
        <table:table-row table:style-name="ro1">
          <table:table-cell/>
          <table:table-cell office:value-type="float" office:value="96.47106">
            <text:p>96.47106</text:p>
          </table:table-cell>
          <table:table-cell office:value-type="float" office:value="176.794283042768">
            <text:p>176.7942830428</text:p>
          </table:table-cell>
          <table:table-cell/>
          <table:table-cell table:formula="of:=[.B5]-[.$B$23]" office:value-type="float" office:value="-7.78919811764706">
            <text:p>-7.7891981176</text:p>
          </table:table-cell>
          <table:table-cell table:formula="of:=[.E5]^2" office:value-type="float" office:value="60.6716073159565">
            <text:p>60.671607316</text:p>
          </table:table-cell>
          <table:table-cell/>
          <table:table-cell table:formula="of:=[.C5]-[.$C$23]" office:value-type="float" office:value="2.5647922819565">
            <text:p>2.564792282</text:p>
          </table:table-cell>
          <table:table-cell table:formula="of:=[.H5]^2" office:value-type="float" office:value="6.57815944958363">
            <text:p>6.5781594496</text:p>
          </table:table-cell>
        </table:table-row>
        <table:table-row table:style-name="ro1">
          <table:table-cell/>
          <table:table-cell office:value-type="float" office:value="92.591194">
            <text:p>92.591194</text:p>
          </table:table-cell>
          <table:table-cell office:value-type="float" office:value="173.148724214787">
            <text:p>173.1487242148</text:p>
          </table:table-cell>
          <table:table-cell/>
          <table:table-cell table:formula="of:=[.B6]-[.$B$23]" office:value-type="float" office:value="-11.6690641176471">
            <text:p>-11.6690641176</text:p>
          </table:table-cell>
          <table:table-cell table:formula="of:=[.E6]^2" office:value-type="float" office:value="136.167057381758">
            <text:p>136.1670573818</text:p>
          </table:table-cell>
          <table:table-cell/>
          <table:table-cell table:formula="of:=[.C6]-[.$C$23]" office:value-type="float" office:value="-1.08076654602442">
            <text:p>-1.080766546</text:p>
          </table:table-cell>
          <table:table-cell table:formula="of:=[.H6]^2" office:value-type="float" office:value="1.16805632700556">
            <text:p>1.168056327</text:p>
          </table:table-cell>
        </table:table-row>
        <table:table-row table:style-name="ro1">
          <table:table-cell/>
          <table:table-cell office:value-type="float" office:value="88.8686">
            <text:p>88.8686</text:p>
          </table:table-cell>
          <table:table-cell office:value-type="float" office:value="178.346047380681">
            <text:p>178.3460473807</text:p>
          </table:table-cell>
          <table:table-cell/>
          <table:table-cell table:formula="of:=[.B7]-[.$B$23]" office:value-type="float" office:value="-15.3916581176471">
            <text:p>-15.3916581176</text:p>
          </table:table-cell>
          <table:table-cell table:formula="of:=[.E7]^2" office:value-type="float" office:value="236.90313961053">
            <text:p>236.9031396105</text:p>
          </table:table-cell>
          <table:table-cell/>
          <table:table-cell table:formula="of:=[.C7]-[.$C$23]" office:value-type="float" office:value="4.11655661987004">
            <text:p>4.1165566199</text:p>
          </table:table-cell>
          <table:table-cell table:formula="of:=[.H7]^2" office:value-type="float" office:value="16.9460384045958">
            <text:p>16.9460384046</text:p>
          </table:table-cell>
        </table:table-row>
        <table:table-row table:style-name="ro1">
          <table:table-cell/>
          <table:table-cell office:value-type="float" office:value="88.113914">
            <text:p>88.113914</text:p>
          </table:table-cell>
          <table:table-cell office:value-type="float" office:value="175.150270169924">
            <text:p>175.1502701699</text:p>
          </table:table-cell>
          <table:table-cell/>
          <table:table-cell table:formula="of:=[.B8]-[.$B$23]" office:value-type="float" office:value="-16.1463441176471">
            <text:p>-16.1463441176</text:p>
          </table:table-cell>
          <table:table-cell table:formula="of:=[.E8]^2" office:value-type="float" office:value="260.704428365476">
            <text:p>260.7044283655</text:p>
          </table:table-cell>
          <table:table-cell/>
          <table:table-cell table:formula="of:=[.C8]-[.$C$23]" office:value-type="float" office:value="0.920779409112782">
            <text:p>0.9207794091</text:p>
          </table:table-cell>
          <table:table-cell table:formula="of:=[.H8]^2" office:value-type="float" office:value="0.847834720246084">
            <text:p>0.8478347202</text:p>
          </table:table-cell>
        </table:table-row>
        <table:table-row table:style-name="ro1">
          <table:table-cell/>
          <table:table-cell office:value-type="float" office:value="76.017624">
            <text:p>76.017624</text:p>
          </table:table-cell>
          <table:table-cell office:value-type="float" office:value="177.097188272079">
            <text:p>177.0971882721</text:p>
          </table:table-cell>
          <table:table-cell/>
          <table:table-cell table:formula="of:=[.B9]-[.$B$23]" office:value-type="float" office:value="-28.2426341176471">
            <text:p>-28.2426341176</text:p>
          </table:table-cell>
          <table:table-cell table:formula="of:=[.E9]^2" office:value-type="float" office:value="797.646381903282">
            <text:p>797.6463819033</text:p>
          </table:table-cell>
          <table:table-cell/>
          <table:table-cell table:formula="of:=[.C9]-[.$C$23]" office:value-type="float" office:value="2.86769751126823">
            <text:p>2.8676975113</text:p>
          </table:table-cell>
          <table:table-cell table:formula="of:=[.H9]^2" office:value-type="float" office:value="8.22368901613402">
            <text:p>8.2236890161</text:p>
          </table:table-cell>
        </table:table-row>
        <table:table-row table:style-name="ro1">
          <table:table-cell/>
          <table:table-cell office:value-type="float" office:value="93.02313">
            <text:p>93.02313</text:p>
          </table:table-cell>
          <table:table-cell office:value-type="float" office:value="177.937629389071">
            <text:p>177.9376293891</text:p>
          </table:table-cell>
          <table:table-cell/>
          <table:table-cell table:formula="of:=[.B10]-[.$B$23]" office:value-type="float" office:value="-11.2371281176471">
            <text:p>-11.2371281176</text:p>
          </table:table-cell>
          <table:table-cell table:formula="of:=[.E10]^2" office:value-type="float" office:value="126.273048332414">
            <text:p>126.2730483324</text:p>
          </table:table-cell>
          <table:table-cell/>
          <table:table-cell table:formula="of:=[.C10]-[.$C$23]" office:value-type="float" office:value="3.70813862825997">
            <text:p>3.7081386283</text:p>
          </table:table-cell>
          <table:table-cell table:formula="of:=[.H10]^2" office:value-type="float" office:value="13.7502920863938">
            <text:p>13.7502920864</text:p>
          </table:table-cell>
        </table:table-row>
        <table:table-row table:style-name="ro1">
          <table:table-cell/>
          <table:table-cell office:value-type="float" office:value="110.64017">
            <text:p>110.64017</text:p>
          </table:table-cell>
          <table:table-cell office:value-type="float" office:value="167.942562784106">
            <text:p>167.9425627841</text:p>
          </table:table-cell>
          <table:table-cell/>
          <table:table-cell table:formula="of:=[.B11]-[.$B$23]" office:value-type="float" office:value="6.37991188235294">
            <text:p>6.3799118824</text:p>
          </table:table-cell>
          <table:table-cell table:formula="of:=[.E11]^2" office:value-type="float" office:value="40.7032756265883">
            <text:p>40.7032756266</text:p>
          </table:table-cell>
          <table:table-cell/>
          <table:table-cell table:formula="of:=[.C11]-[.$C$23]" office:value-type="float" office:value="-6.2869279767049">
            <text:p>-6.2869279767</text:p>
          </table:table-cell>
          <table:table-cell table:formula="of:=[.H11]^2" office:value-type="float" office:value="39.5254633842748">
            <text:p>39.5254633843</text:p>
          </table:table-cell>
        </table:table-row>
        <table:table-row table:style-name="ro1">
          <table:table-cell/>
          <table:table-cell office:value-type="float" office:value="69.25357">
            <text:p>69.25357</text:p>
          </table:table-cell>
          <table:table-cell office:value-type="float" office:value="177.873261686333">
            <text:p>177.8732616863</text:p>
          </table:table-cell>
          <table:table-cell/>
          <table:table-cell table:formula="of:=[.B12]-[.$B$23]" office:value-type="float" office:value="-35.0066881176471">
            <text:p>-35.0066881176</text:p>
          </table:table-cell>
          <table:table-cell table:formula="of:=[.E12]^2" office:value-type="float" office:value="1225.46821296621">
            <text:p>1225.4682129662</text:p>
          </table:table-cell>
          <table:table-cell/>
          <table:table-cell table:formula="of:=[.C12]-[.$C$23]" office:value-type="float" office:value="3.64377092552178">
            <text:p>3.6437709255</text:p>
          </table:table-cell>
          <table:table-cell table:formula="of:=[.H12]^2" office:value-type="float" office:value="13.2770665576778">
            <text:p>13.2770665577</text:p>
          </table:table-cell>
        </table:table-row>
        <table:table-row table:style-name="ro1">
          <table:table-cell/>
          <table:table-cell office:value-type="float" office:value="136.88658">
            <text:p>136.88658</text:p>
          </table:table-cell>
          <table:table-cell office:value-type="float" office:value="178.946393687969">
            <text:p>178.946393688</text:p>
          </table:table-cell>
          <table:table-cell/>
          <table:table-cell table:formula="of:=[.B13]-[.$B$23]" office:value-type="float" office:value="32.626321882353">
            <text:p>32.6263218824</text:p>
          </table:table-cell>
          <table:table-cell table:formula="of:=[.E13]^2" office:value-type="float" office:value="1064.4768795709">
            <text:p>1064.4768795709</text:p>
          </table:table-cell>
          <table:table-cell/>
          <table:table-cell table:formula="of:=[.C13]-[.$C$23]" office:value-type="float" office:value="4.71690292715749">
            <text:p>4.7169029272</text:p>
          </table:table-cell>
          <table:table-cell table:formula="of:=[.H13]^2" office:value-type="float" office:value="22.2491732242269">
            <text:p>22.2491732242</text:p>
          </table:table-cell>
        </table:table-row>
        <table:table-row table:style-name="ro1">
          <table:table-cell/>
          <table:table-cell office:value-type="float" office:value="132.05043">
            <text:p>132.05043</text:p>
          </table:table-cell>
          <table:table-cell office:value-type="float" office:value="168.446507801448">
            <text:p>168.4465078014</text:p>
          </table:table-cell>
          <table:table-cell/>
          <table:table-cell table:formula="of:=[.B14]-[.$B$23]" office:value-type="float" office:value="27.7901718823529">
            <text:p>27.7901718824</text:p>
          </table:table-cell>
          <table:table-cell table:formula="of:=[.E14]^2" office:value-type="float" office:value="772.293653250721">
            <text:p>772.2936532507</text:p>
          </table:table-cell>
          <table:table-cell/>
          <table:table-cell table:formula="of:=[.C14]-[.$C$23]" office:value-type="float" office:value="-5.78298295936304">
            <text:p>-5.7829829594</text:p>
          </table:table-cell>
          <table:table-cell table:formula="of:=[.H14]^2" office:value-type="float" office:value="33.4428919082833">
            <text:p>33.4428919083</text:p>
          </table:table-cell>
        </table:table-row>
        <table:table-row table:style-name="ro1">
          <table:table-cell/>
          <table:table-cell office:value-type="float" office:value="139.28133">
            <text:p>139.28133</text:p>
          </table:table-cell>
          <table:table-cell office:value-type="float" office:value="177.892823348116">
            <text:p>177.8928233481</text:p>
          </table:table-cell>
          <table:table-cell/>
          <table:table-cell table:formula="of:=[.B15]-[.$B$23]" office:value-type="float" office:value="35.0210718823529">
            <text:p>35.0210718824</text:p>
          </table:table-cell>
          <table:table-cell table:formula="of:=[.E15]^2" office:value-type="float" office:value="1226.47547578893">
            <text:p>1226.4754757889</text:p>
          </table:table-cell>
          <table:table-cell/>
          <table:table-cell table:formula="of:=[.C15]-[.$C$23]" office:value-type="float" office:value="3.66333258730469">
            <text:p>3.6633325873</text:p>
          </table:table-cell>
          <table:table-cell table:formula="of:=[.H15]^2" office:value-type="float" office:value="13.4200056452085">
            <text:p>13.4200056452</text:p>
          </table:table-cell>
        </table:table-row>
        <table:table-row table:style-name="ro1">
          <table:table-cell/>
          <table:table-cell office:value-type="float" office:value="115.74667">
            <text:p>115.74667</text:p>
          </table:table-cell>
          <table:table-cell office:value-type="float" office:value="173.119135835302">
            <text:p>173.1191358353</text:p>
          </table:table-cell>
          <table:table-cell/>
          <table:table-cell table:formula="of:=[.B16]-[.$B$23]" office:value-type="float" office:value="11.4864118823529">
            <text:p>11.4864118824</text:p>
          </table:table-cell>
          <table:table-cell table:formula="of:=[.E16]^2" office:value-type="float" office:value="131.937657931059">
            <text:p>131.9376579311</text:p>
          </table:table-cell>
          <table:table-cell/>
          <table:table-cell table:formula="of:=[.C16]-[.$C$23]" office:value-type="float" office:value="-1.11035492550892">
            <text:p>-1.1103549255</text:p>
          </table:table-cell>
          <table:table-cell table:formula="of:=[.H16]^2" office:value-type="float" office:value="1.23288806060191">
            <text:p>1.2328880606</text:p>
          </table:table-cell>
        </table:table-row>
        <table:table-row table:style-name="ro1">
          <table:table-cell/>
          <table:table-cell office:value-type="float" office:value="93.221756">
            <text:p>93.221756</text:p>
          </table:table-cell>
          <table:table-cell office:value-type="float" office:value="180.000005008956">
            <text:p>180.000005009</text:p>
          </table:table-cell>
          <table:table-cell/>
          <table:table-cell table:formula="of:=[.B17]-[.$B$23]" office:value-type="float" office:value="-11.0385021176471">
            <text:p>-11.0385021176</text:p>
          </table:table-cell>
          <table:table-cell table:formula="of:=[.E17]^2" office:value-type="float" office:value="121.848529001299">
            <text:p>121.8485290013</text:p>
          </table:table-cell>
          <table:table-cell/>
          <table:table-cell table:formula="of:=[.C17]-[.$C$23]" office:value-type="float" office:value="5.7705142481453">
            <text:p>5.7705142481</text:p>
          </table:table-cell>
          <table:table-cell table:formula="of:=[.H17]^2" office:value-type="float" office:value="33.298834688048">
            <text:p>33.298834688</text:p>
          </table:table-cell>
        </table:table-row>
        <table:table-row table:style-name="ro1">
          <table:table-cell/>
          <table:table-cell office:value-type="float" office:value="85.536156">
            <text:p>85.536156</text:p>
          </table:table-cell>
          <table:table-cell office:value-type="float" office:value="169.796904502251">
            <text:p>169.7969045023</text:p>
          </table:table-cell>
          <table:table-cell/>
          <table:table-cell table:formula="of:=[.B18]-[.$B$23]" office:value-type="float" office:value="-18.7241021176471">
            <text:p>-18.7241021176</text:p>
          </table:table-cell>
          <table:table-cell table:formula="of:=[.E18]^2" office:value-type="float" office:value="350.592000112075">
            <text:p>350.5920001121</text:p>
          </table:table-cell>
          <table:table-cell/>
          <table:table-cell table:formula="of:=[.C18]-[.$C$23]" office:value-type="float" office:value="-4.43258625855981">
            <text:p>-4.4325862586</text:p>
          </table:table-cell>
          <table:table-cell table:formula="of:=[.H18]^2" office:value-type="float" office:value="19.6478209395732">
            <text:p>19.6478209396</text:p>
          </table:table-cell>
        </table:table-row>
        <table:table-row table:style-name="ro1">
          <table:table-cell/>
          <table:table-cell office:value-type="float" office:value="121.205284">
            <text:p>121.205284</text:p>
          </table:table-cell>
          <table:table-cell office:value-type="float" office:value="175.623875486972">
            <text:p>175.623875487</text:p>
          </table:table-cell>
          <table:table-cell/>
          <table:table-cell table:formula="of:=[.B19]-[.$B$23]" office:value-type="float" office:value="16.945025882353">
            <text:p>16.9450258824</text:p>
          </table:table-cell>
          <table:table-cell table:formula="of:=[.E19]^2" office:value-type="float" office:value="287.133902153611">
            <text:p>287.1339021536</text:p>
          </table:table-cell>
          <table:table-cell/>
          <table:table-cell table:formula="of:=[.C19]-[.$C$23]" office:value-type="float" office:value="1.39438472616146">
            <text:p>1.3943847262</text:p>
          </table:table-cell>
          <table:table-cell table:formula="of:=[.H19]^2" office:value-type="float" office:value="1.94430876455238">
            <text:p>1.94430876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in</text:p>
          </table:table-cell>
          <table:table-cell table:formula="of:=MIN([.B3:.B19])" office:value-type="float" office:value="69.25357">
            <text:p>69.25357</text:p>
          </table:table-cell>
          <table:table-cell table:formula="of:=MIN([.C3:.C19])" office:value-type="float" office:value="159.54645712422">
            <text:p>159.5464571242</text:p>
          </table:table-cell>
          <table:table-cell/>
          <table:table-cell table:formula="of:=MIN([.E3:.E19])" office:value-type="float" office:value="-35.0066881176471">
            <text:p>-35.0066881176</text:p>
          </table:table-cell>
          <table:table-cell/>
          <table:table-cell table:formula="of:=MIN([.G3:.G19])" office:value-type="float" office:value="0">
            <text:p>0</text:p>
          </table:table-cell>
          <table:table-cell table:formula="of:=MIN([.H3:.H19])" office:value-type="float" office:value="-14.6830336365915">
            <text:p>-14.6830336366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MAX([.B3:.B19])" office:value-type="float" office:value="139.28133">
            <text:p>139.28133</text:p>
          </table:table-cell>
          <table:table-cell table:formula="of:=MAX([.C3:.C19])" office:value-type="float" office:value="180.000005008956">
            <text:p>180.000005009</text:p>
          </table:table-cell>
          <table:table-cell/>
          <table:table-cell table:formula="of:=MAX([.E3:.E19])" office:value-type="float" office:value="35.0210718823529">
            <text:p>35.0210718824</text:p>
          </table:table-cell>
          <table:table-cell table:number-columns-repeated="2"/>
          <table:table-cell table:formula="of:=MAX([.H3:.H19])" office:value-type="float" office:value="5.7705142481453">
            <text:p>5.7705142481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table:formula="of:=AVERAGE([.B3:.B19])" office:value-type="float" office:value="104.260258117647">
            <text:p>104.2602581176</text:p>
          </table:table-cell>
          <table:table-cell table:formula="of:=AVERAGE([.C3:.C19])" office:value-type="float" office:value="174.229490760811">
            <text:p>174.229490760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B23]+[.E21]" office:value-type="float" office:value="69.25357">
            <text:p>69.25357</text:p>
          </table:table-cell>
          <table:table-cell table:number-columns-repeated="2"/>
          <table:table-cell table:formula="of:=[.C23]+[.H21]" office:value-type="float" office:value="159.54645712422">
            <text:p>159.5464571242</text:p>
          </table:table-cell>
          <table:table-cell/>
        </table:table-row>
        <table:table-row table:style-name="ro1">
          <table:table-cell table:number-columns-repeated="4"/>
          <table:table-cell table:formula="of:=[.B23]+[.E22]" office:value-type="float" office:value="139.28133">
            <text:p>139.28133</text:p>
          </table:table-cell>
          <table:table-cell table:number-columns-repeated="2"/>
          <table:table-cell table:formula="of:=[.C23]+[.H22]" office:value-type="float" office:value="180.000005008956">
            <text:p>180.00000500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so </meta:initial-creator>
    <meta:creation-date>2011-09-13T13:59:02</meta:creation-date>
    <dc:date>2011-09-13T15:14:52</dc:date>
    <dc:creator>serso </dc:creator>
    <meta:editing-duration>PT01H15M52S</meta:editing-duration>
    <meta:editing-cycles>2</meta:editing-cycles>
    <meta:generator>OpenOffice.org/3.2$Linux OpenOffice.org_project/320m19$Build-9505</meta:generator>
    <meta:document-statistic meta:table-count="3" meta:cell-count="124" meta:object-count="0"/>
  </office:meta>
</office:document-meta>
</file>